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Text_20_body" style:list-style-name="L28">
      <style:text-properties style:font-name="ArialMT" fo:font-size="12pt"/>
    </style:style>
    <style:style style:name="P9"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1"/>
    <style:style style:name="P21" style:family="paragraph" style:parent-style-name="Standard" style:list-style-name="L12"/>
    <style:style style:name="P22" style:family="paragraph" style:parent-style-name="Standard" style:list-style-name="L13"/>
    <style:style style:name="P23" style:family="paragraph" style:parent-style-name="Standard" style:list-style-name="L14"/>
    <style:style style:name="P24" style:family="paragraph" style:parent-style-name="Standard" style:list-style-name="L15"/>
    <style:style style:name="P25" style:family="paragraph" style:parent-style-name="Standard" style:list-style-name="L16"/>
    <style:style style:name="P26" style:family="paragraph" style:parent-style-name="Standard" style:list-style-name="L17"/>
    <style:style style:name="P27" style:family="paragraph" style:parent-style-name="Standard" style:list-style-name="L18"/>
    <style:style style:name="P28" style:family="paragraph" style:parent-style-name="Standard" style:list-style-name="L19"/>
    <style:style style:name="P29" style:family="paragraph" style:parent-style-name="Standard" style:list-style-name="L20"/>
    <style:style style:name="P30" style:family="paragraph" style:parent-style-name="Standard" style:list-style-name="L21"/>
    <style:style style:name="P31" style:family="paragraph" style:parent-style-name="Standard" style:list-style-name="L22"/>
    <style:style style:name="P32" style:family="paragraph" style:parent-style-name="Standard" style:list-style-name="L23"/>
    <style:style style:name="P33" style:family="paragraph" style:parent-style-name="Standard" style:list-style-name="L24"/>
    <style:style style:name="P34" style:family="paragraph" style:parent-style-name="Standard" style:list-style-name="L25"/>
    <style:style style:name="P35" style:family="paragraph" style:parent-style-name="Standard" style:list-style-name="L26"/>
    <style:style style:name="P36" style:family="paragraph" style:parent-style-name="Standard" style:list-style-name="L27"/>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5"/>
    <style:style style:name="P64" style:family="paragraph" style:parent-style-name="Standard" style:list-style-name="L56"/>
    <style:style style:name="P65" style:family="paragraph" style:parent-style-name="Standard" style:list-style-name="L57"/>
    <style:style style:name="P66" style:family="paragraph" style:parent-style-name="Standard" style:list-style-name="L58"/>
    <style:style style:name="P67" style:family="paragraph" style:parent-style-name="Standard" style:list-style-name="L59"/>
    <style:style style:name="P68" style:family="paragraph" style:parent-style-name="Standard" style:list-style-name="L60"/>
    <style:style style:name="P69" style:family="paragraph" style:parent-style-name="Standard" style:list-style-name="L61"/>
    <style:style style:name="P70" style:family="paragraph" style:parent-style-name="Standard" style:list-style-name="L62"/>
    <style:style style:name="P71" style:family="paragraph" style:parent-style-name="Standard" style:list-style-name="L63"/>
    <style:style style:name="P72" style:family="paragraph" style:parent-style-name="Standard" style:list-style-name="L64"/>
    <style:style style:name="P73" style:family="paragraph" style:parent-style-name="Standard" style:list-style-name="L65"/>
    <style:style style:name="P74" style:family="paragraph" style:parent-style-name="Standard" style:list-style-name="L66"/>
    <style:style style:name="P75" style:family="paragraph" style:parent-style-name="Standard" style:list-style-name="L67"/>
    <style:style style:name="P76" style:family="paragraph" style:parent-style-name="Standard" style:list-style-name="L68"/>
    <style:style style:name="P77" style:family="paragraph" style:parent-style-name="Standard" style:list-style-name="L69"/>
    <style:style style:name="P78" style:family="paragraph" style:parent-style-name="Standard" style:list-style-name="L70"/>
    <style:style style:name="P79" style:family="paragraph" style:parent-style-name="Standard" style:list-style-name="L71"/>
    <style:style style:name="P80" style:family="paragraph" style:parent-style-name="Standard" style:list-style-name="L72"/>
    <style:style style:name="P81" style:family="paragraph" style:parent-style-name="Standard" style:list-style-name="L73"/>
    <style:style style:name="P82" style:family="paragraph" style:parent-style-name="Standard" style:list-style-name="L74"/>
    <style:style style:name="P83" style:family="paragraph" style:parent-style-name="Standard" style:list-style-name="L75"/>
    <style:style style:name="P84" style:family="paragraph" style:parent-style-name="Standard" style:list-style-name="L76"/>
    <style:style style:name="P85" style:family="paragraph" style:parent-style-name="Standard" style:list-style-name="L77"/>
    <style:style style:name="P86" style:family="paragraph" style:parent-style-name="Standard" style:list-style-name="L78"/>
    <style:style style:name="P87" style:family="paragraph" style:parent-style-name="Standard" style:list-style-name="L79"/>
    <style:style style:name="P88" style:family="paragraph" style:parent-style-name="Standard" style:list-style-name="L80"/>
    <style:style style:name="P89" style:family="paragraph" style:parent-style-name="Standard" style:list-style-name="L81"/>
    <style:style style:name="P90" style:family="paragraph" style:parent-style-name="Standard" style:list-style-name="L82"/>
    <style:style style:name="P91" style:family="paragraph" style:parent-style-name="Standard" style:list-style-name="L83"/>
    <style:style style:name="P92" style:family="paragraph" style:parent-style-name="Standard" style:list-style-name="L84"/>
    <style:style style:name="P93" style:family="paragraph" style:parent-style-name="Standard" style:list-style-name="L85"/>
    <style:style style:name="P94" style:family="paragraph" style:parent-style-name="Standard" style:list-style-name="L86"/>
    <style:style style:name="P95" style:family="paragraph" style:parent-style-name="Standard" style:list-style-name="L87"/>
    <style:style style:name="P96" style:family="paragraph" style:parent-style-name="Standard" style:list-style-name="L88"/>
    <style:style style:name="P97" style:family="paragraph" style:parent-style-name="Standard" style:list-style-name="L89"/>
    <style:style style:name="P98" style:family="paragraph" style:parent-style-name="Standard" style:list-style-name="L90"/>
    <style:style style:name="P99" style:family="paragraph" style:parent-style-name="Standard" style:list-style-name="L91"/>
    <style:style style:name="P100" style:family="paragraph" style:parent-style-name="Standard" style:list-style-name="L92"/>
    <style:style style:name="P101" style:family="paragraph" style:parent-style-name="Standard" style:list-style-name="L93"/>
    <style:style style:name="P102" style:family="paragraph" style:parent-style-name="Standard" style:list-style-name="L94"/>
    <style:style style:name="P103" style:family="paragraph" style:parent-style-name="Standard" style:list-style-name="L95"/>
    <style:style style:name="P104" style:family="paragraph" style:parent-style-name="Standard" style:list-style-name="L96"/>
    <style:style style:name="P105" style:family="paragraph" style:parent-style-name="Standard" style:list-style-name="L97"/>
    <style:style style:name="P106" style:family="paragraph" style:parent-style-name="Standard" style:list-style-name="L98"/>
    <style:style style:name="P107" style:family="paragraph" style:parent-style-name="Standard" style:list-style-name="L99"/>
    <style:style style:name="P108" style:family="paragraph" style:parent-style-name="Standard" style:list-style-name="L100"/>
    <style:style style:name="P109" style:family="paragraph" style:parent-style-name="Standard" style:list-style-name="L101"/>
    <style:style style:name="P110" style:family="paragraph" style:parent-style-name="Standard" style:list-style-name="L102"/>
    <style:style style:name="P111" style:family="paragraph" style:parent-style-name="Standard" style:list-style-name="L103"/>
    <style:style style:name="P112" style:family="paragraph" style:parent-style-name="Standard" style:list-style-name="L104"/>
    <style:style style:name="P113" style:family="paragraph" style:parent-style-name="Standard" style:list-style-name="L105"/>
    <style:style style:name="P114" style:family="paragraph" style:parent-style-name="Standard" style:list-style-name="L106"/>
    <style:style style:name="P115" style:family="paragraph" style:parent-style-name="Standard" style:list-style-name="L107"/>
    <style:style style:name="P116" style:family="paragraph" style:parent-style-name="Standard" style:list-style-name="L108"/>
    <style:style style:name="P117" style:family="paragraph" style:parent-style-name="Standard" style:list-style-name="L109"/>
    <style:style style:name="P118" style:family="paragraph" style:parent-style-name="Standard" style:list-style-name="L110"/>
    <style:style style:name="P119" style:family="paragraph" style:parent-style-name="Standard" style:list-style-name="L112"/>
    <style:style style:name="P120" style:family="paragraph" style:parent-style-name="Standard" style:list-style-name="L111">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loext:opacity="100%"/>
    </style:style>
    <style:style style:name="T5" style:family="text">
      <style:text-properties fo:color="#2300dc" style:font-name="arial" fo:font-size="7.5pt" style:font-size-asian="7.5pt" loext:opacity="100%"/>
    </style:style>
    <style:style style:name="T6" style:family="text">
      <style:text-properties fo:color="#222222" style:font-name="arial" fo:font-size="7.5pt" style:font-size-asian="7.5pt" loext:opacity="100%"/>
    </style:style>
    <style:style style:name="T7" style:family="text">
      <style:text-properties fo:color="#222222" fo:font-size="10pt" style:font-size-asian="10pt" style:font-size-complex="10pt" loext:opacity="100%"/>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loext:opacity="100%"/>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loext:opacity="100%"/>
    </style:style>
    <style:style style:name="T12" style:family="text">
      <style:text-properties fo:color="#fc0107" fo:font-weight="bold" style:font-weight-asian="bold" style:font-weight-complex="bold" loext:opacity="100%"/>
    </style:style>
    <style:style style:name="T13" style:family="text">
      <style:text-properties fo:color="#c5000b" fo:font-weight="bold" style:font-weight-asian="bold" style:font-weight-complex="bold" loext:opacity="100%"/>
    </style:style>
    <style:style style:name="T14" style:family="text">
      <style:text-properties fo:color="#cc0000"/>
    </style:style>
    <style:style style:name="T15" style:family="text">
      <style:text-properties fo:color="#cc0000" loext:opacity="100%"/>
    </style:style>
    <style:style style:name="T16" style:family="text">
      <style:text-properties fo:color="#cc33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0">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Version history <text:s/>(PyOTE description is at end)</text:p>
      <text:p text:style-name="Standard"/>
      <text:p text:style-name="Standard">version 4.0.3</text:p>
      <text:list xml:id="list2238948089366950344" text:style-name="L112">
        <text:list-item>
          <text:p text:style-name="P119">implements a major GUI change: uses tabbed folders to group buttons and other controls. <text:line-break/></text:p>
        </text:list-item>
        <text:list-item>
          <text:p text:style-name="P119">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119">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xml:id="list2011499346056578832" text:style-name="L1">
        <text:list-item>
          <text:p text:style-name="P10">removed a debug print statement that was inadvertently left in. It is responsible for the “mouse event” messages polluting the log file.<text:line-break/></text:p>
        </text:list-item>
      </text:list>
      <text:p text:style-name="Standard">version 4.0.1</text:p>
      <text:list xml:id="list371198146707738610" text:style-name="L2">
        <text:list-item>
          <text:p text:style-name="P11">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xml:id="list2859526541441110768" text:style-name="L3">
        <text:list-item>
          <text:p text:style-name="P12">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xml:id="list6607925079101550417" text:style-name="L4">
        <text:list-item>
          <text:p text:style-name="P13">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xml:id="list8543156849361365434" text:style-name="L5">
        <text:list-item>
          <text:p text:style-name="P14"><text:soft-page-break/>one more attempt to solve the gui sizing issue.<text:line-break/></text:p>
        </text:list-item>
        <text:list-item>
          <text:p text:style-name="P14">'sticky' settings are back but are now stored in <text:span text:style-name="T14">pyote.ini</text:span> instead of the<text:line-break/> obscure <text:span text:style-name="T14">simple-ote.ini<text:line-break/></text:span></text:p>
        </text:list-item>
      </text:list>
      <text:p text:style-name="Standard">version 3.9.7</text:p>
      <text:list xml:id="list2366524970577316777" text:style-name="L6">
        <text:list-item>
          <text:p text:style-name="P15">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xml:id="list4052033020555440612" text:style-name="L7">
        <text:list-item>
          <text:p text:style-name="P16">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4715519768442033831" text:style-name="L8">
        <text:list-item>
          <text:p text:style-name="P17">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xml:id="list2875429588598389231" text:style-name="L9">
        <text:list-item>
          <text:p text:style-name="P18">attempts to fix over-size initial gui.<text:line-break/></text:p>
        </text:list-item>
      </text:list>
      <text:p text:style-name="Standard">version 3.9.3</text:p>
      <text:list xml:id="list7711841963259219677" text:style-name="L10">
        <text:list-item>
          <text:p text:style-name="P19">makes various improvements to the 'detectability' calculator to make it easier to use.<text:line-break/></text:p>
        </text:list-item>
      </text:list>
      <text:p text:style-name="Standard">version 3.9.2</text:p>
      <text:list xml:id="list4628658263940414633" text:style-name="L11">
        <text:list-item>
          <text:p text:style-name="P20">adds a 'detectability' calculator for use in pre-planning event observation.<text:line-break/></text:p>
        </text:list-item>
        <text:list-item>
          <text:p text:style-name="P20">'scrunched' the left panel buttons together to make more room for the user to move the horizontal splitter up (which gives more room to view the lower right panel where the <text:soft-page-break/>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5813850815823907294" text:style-name="L12">
        <text:list-item>
          <text:p text:style-name="P21">adds an snr calculation to the <text:span text:style-name="T16">Calc baseline stats</text:span> button.<text:line-break/></text:p>
        </text:list-item>
      </text:list>
      <text:p text:style-name="Standard">version 3.9.0</text:p>
      <text:list xml:id="list788338569778685944" text:style-name="L13">
        <text:list-item>
          <text:p text:style-name="P22">restored the right-click help to the <text:span text:style-name="T16">Mark baseline region</text:span> | <text:span text:style-name="T16">Clear baseline region</text:span> | <text:span text:style-name="T16">Calc baseline mean/sigma/corr coeffs</text:span> buttons that got lost during the scrollable gui experiment.<text:line-break/></text:p>
        </text:list-item>
      </text:list>
      <text:p text:style-name="Standard">version 3.8.9</text:p>
      <text:list xml:id="list8600654240690806592" text:style-name="L14">
        <text:list-item>
          <text:p text:style-name="P23">Changed the label on the <text:span text:style-name="T16">Write csv file</text:span> button to <text:span text:style-name="T16">Save current light-curve</text:span> to more intuitively suggest what is hiding behind this button.<text:line-break/></text:p>
        </text:list-item>
      </text:list>
      <text:p text:style-name="Standard">version 3.8.8</text:p>
      <text:list xml:id="list3465084646707313789" text:style-name="L15">
        <text:list-item>
          <text:p text:style-name="P24">fixed a bug that sometimes kept events that contained a single point at the bottom from producing a report.<text:line-break/></text:p>
        </text:list-item>
      </text:list>
      <text:p text:style-name="Standard">version 3.8.7</text:p>
      <text:list xml:id="list3365464647904605290" text:style-name="L16">
        <text:list-item>
          <text:p text:style-name="P25">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4799190955272186876" text:style-name="L17">
        <text:list-item>
          <text:p text:style-name="P26">checks for only a single light-curve in the csv file which was causing a 'list index out of range' error message<text:line-break/></text:p>
        </text:list-item>
      </text:list>
      <text:p text:style-name="Standard">version 3.8.5</text:p>
      <text:list xml:id="list8604698532763470917" text:style-name="L18">
        <text:list-item>
          <text:p text:style-name="P27">changed the way QGridLayout was referenced.<text:line-break/></text:p>
        </text:list-item>
      </text:list>
      <text:p text:style-name="Standard">version 3.8.4</text:p>
      <text:list xml:id="list3842901060083305981" text:style-name="L19">
        <text:list-item>
          <text:p text:style-name="P28">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28"/>
        </text:list-item>
      </text:list>
      <text:p text:style-name="Standard">version 3.8.3</text:p>
      <text:list xml:id="list1496812952113895221" text:style-name="L20">
        <text:list-item>
          <text:p text:style-name="P29">adds display of light-curve name (if available in the csv file) to the curve-to-be-analyzed and the normalization curve next to their selection spinners.<text:line-break/></text:p>
        </text:list-item>
      </text:list>
      <text:p text:style-name="Standard">version 3.8.2</text:p>
      <text:list xml:id="list6771783106750027452" text:style-name="L21">
        <text:list-item>
          <text:p text:style-name="P30">3.7.5 introduced a scrollable GUI for small screens. Unfortunately, that caused resizing problem for all users. The version reverts back to the original GUI design.<text:line-break/><text:soft-page-break/></text:p>
        </text:list-item>
        <text:list-item>
          <text:p text:style-name="P30">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7975564005796878" text:style-name="L22">
        <text:list-item>
          <text:p text:style-name="P31">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6621543344506361870" text:style-name="L23">
        <text:list-item>
          <text:p text:style-name="P32">adds a tutorial button to supply a quick-start for new or infrequent users.<text:line-break/></text:p>
        </text:list-item>
      </text:list>
      <text:p text:style-name="Standard">version 3.7.9</text:p>
      <text:list xml:id="list3091510545673109968" text:style-name="L24">
        <text:list-item>
          <text:p text:style-name="P33">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3">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1255041270340159764" text:style-name="L25">
        <text:list-item>
          <text:p text:style-name="P34">added visible left, top, and bottom axes to main plot (with ticks to make easier to associate timestamp with point).<text:line-break/></text:p>
        </text:list-item>
      </text:list>
      <text:p text:style-name="Standard">version 3.7.7</text:p>
      <text:list xml:id="list841491663123250034" text:style-name="L26">
        <text:list-item>
          <text:p text:style-name="P35">if timestamps are available in the csv file, they are used as x axis labels in the main plot.<text:line-break/></text:p>
        </text:list-item>
      </text:list>
      <text:p text:style-name="Standard">version 3.7.6</text:p>
      <text:list xml:id="list4346825126290092535" text:style-name="L27">
        <text:list-item>
          <text:p text:style-name="P36">changed the way QMainWindow and Qapplication were referenced to accommodate the latest Anaconda version, which has reorganized where those modules are stored. </text:p>
          <text:p text:style-name="P36">This was causing a fatal startup error.<text:line-break/> </text:p>
        </text:list-item>
      </text:list>
      <text:p text:style-name="Standard">version 3.7.5</text:p>
      <text:list xml:id="list6989332961616592661" text:style-name="L28">
        <text:list-item>
          <text:p text:style-name="P8">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text:soft-page-break/>Getrost for researching the problem and even supplying correct code (worked first time!) for me to use. </text:p>
        </text:list-item>
        <text:list-item>
          <text:p text:style-name="P8">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7434003567650371064" text:style-name="L29">
        <text:list-item>
          <text:p text:style-name="P37">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6634056684767257613" text:style-name="L30">
        <text:list-item>
          <text:p text:style-name="P38">adds code line needed by any Mac users that are running Big Sur<text:line-break/></text:p>
        </text:list-item>
      </text:list>
      <text:p text:style-name="Standard">version 3.7.2</text:p>
      <text:list xml:id="list8666176151036215246" text:style-name="L31">
        <text:list-item>
          <text:p text:style-name="P39">fixes bug that caused all analysis attempts to 'stall'</text:p>
        </text:list-item>
      </text:list>
      <text:p text:style-name="Standard"/>
      <text:p text:style-name="Standard">version 3.7.1</text:p>
      <text:list xml:id="list7861793107803958187" text:style-name="L32">
        <text:list-item>
          <text:p text:style-name="P40">fixed a bug in the r limb angle entry<text:line-break/></text:p>
        </text:list-item>
      </text:list>
      <text:p text:style-name="Standard">version 3.7.0</text:p>
      <text:list xml:id="list1853147530499867458" text:style-name="L33">
        <text:list-item>
          <text:p text:style-name="P41">adds right-click help to ast speed label giving the equation to use if asteroid speed is not available but asteroid diameter and maximum duration are specified<text:line-break/></text:p>
        </text:list-item>
        <text:list-item>
          <text:p text:style-name="P41">adds suggestion to right-click help on penumbral fit checkbox for how to find the penumbral curve csv file that is provided for practice purposes.<text:line-break/></text:p>
        </text:list-item>
      </text:list>
      <text:p text:style-name="Standard">version 3.6.8</text:p>
      <text:list xml:id="list6949358137360032533" text:style-name="L34">
        <text:list-item>
          <text:p text:style-name="P42">adds modeling of off centerline observations to lightcurve calibration curve generation<text:line-break/></text:p>
        </text:list-item>
      </text:list>
      <text:p text:style-name="Standard">version 3.6.7</text:p>
      <text:list xml:id="list3356818288854266045" text:style-name="L35">
        <text:list-item>
          <text:p text:style-name="P43">clarified the location of the Enable Manual Timestamp Entry checkbox in the pop-up message appears when there are no timestamps in the csv file.<text:line-break/></text:p>
        </text:list-item>
      </text:list>
      <text:p text:style-name="Standard">version 3.6.6</text:p>
      <text:list xml:id="list2202921633645565062" text:style-name="L36">
        <text:list-item>
          <text:p text:style-name="P44">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soft-page-break/></text:p>
        </text:list-item>
      </text:list>
      <text:p text:style-name="Standard">version 3.6.5</text:p>
      <text:list xml:id="list5758097992976854254" text:style-name="L37">
        <text:list-item>
          <text:p text:style-name="P45">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3935501849648756019" text:style-name="L38">
        <text:list-item>
          <text:p text:style-name="P46">version 3.6.2 would open .xlsx Report file on Mac, but not Windows. This version attempts to fix that (Windows needs a different command to open a file).<text:line-break/></text:p>
        </text:list-item>
      </text:list>
      <text:p text:style-name="Standard">version 3.6.2</text:p>
      <text:list xml:id="list3629976474177701144" text:style-name="L39">
        <text:list-item>
          <text:p text:style-name="P47">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3803884539969697820" text:style-name="L40">
        <text:list-item>
          <text:p text:style-name="P48">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5">… fill Excel report </text:span>button<text:line-break/></text:p>
        </text:list-item>
      </text:list>
      <text:p text:style-name="Standard">version 3.6.0</text:p>
      <text:list xml:id="list3174482546650865659" text:style-name="L41">
        <text:list-item>
          <text:p text:style-name="P49"><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5">...</text:span><text:line-break/><text:line-break/><text:span text:style-name="T15">…</text:span> <text:span text:style-name="T15">MUST BE CONVERTED to .xlsx for use by PyOTE!<text:line-break/></text:span></text:p>
          <text:p text:style-name="P49"><text:span text:style-name="T15">… For Windows users, Excel will read an .xls file and save it as .xlsx<text:line-break/>… For Mac/Linux users, LibreOffice will read an .xls file and save it as .xlsx</text:span><text:line-break/><text:soft-pag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5">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8766018401013845270" text:style-name="L42">
        <text:list-item>
          <text:p text:style-name="P50">fixed another bug in penumbral curve fit and removed diagnostic printouts.<text:line-break/></text:p>
        </text:list-item>
      </text:list>
      <text:p text:style-name="Standard">version 3.5.8</text:p>
      <text:list xml:id="list4103460036323658210" text:style-name="L43">
        <text:list-item>
          <text:p text:style-name="P51">fixed a number of bugs in the penumbral curve fit code<text:line-break/></text:p>
        </text:list-item>
      </text:list>
      <text:p text:style-name="Standard">version 3.5.7</text:p>
      <text:list xml:id="list5500358306575081471" text:style-name="L44">
        <text:list-item>
          <text:p text:style-name="P52">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3748044315947240261" text:style-name="L45">
        <text:list-item>
          <text:p text:style-name="P53">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2368358221357406494" text:style-name="L46">
        <text:list-item>
          <text:p text:style-name="P54">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2500076563945334603" text:style-name="L47">
        <text:list-item>
          <text:p text:style-name="P55">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text:soft-page-break/>version 3.5.3</text:p>
      <text:list xml:id="list7324959646271182510" text:style-name="L48">
        <text:list-item>
          <text:p text:style-name="P56">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3649554101105000468" text:style-name="L49">
        <text:list-item>
          <text:p text:style-name="P57">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2827777638634615923" text:style-name="L50">
        <text:list-item>
          <text:p text:style-name="P58">Added additional references to the North American Excel Spreadsheet report in the new section of the final report that bangs on about the start-of-exposure timing convention.<text:line-break/></text:p>
        </text:list-item>
      </text:list>
      <text:p text:style-name="Standard">version 3.5.0</text:p>
      <text:list xml:id="list1802639721260219205" text:style-name="L51">
        <text:list-item>
          <text:p text:style-name="P59">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59">NEW: when 'trims' have been placed, a 'write csv' process will honor those values and produce a 'trimmed' output file.<text:line-break/></text:p>
        </text:list-item>
        <text:list-item>
          <text:p text:style-name="P59">NEW: when a light curve has been 'normalized', the changed values are written to the data table where, once again, a 'write csv' process will capture the results.<text:line-break/></text:p>
        </text:list-item>
        <text:list-item>
          <text:p text:style-name="P59">Added additional reminders that the start-of-exposure timestamp/timing convention is employed.</text:p>
        </text:list-item>
      </text:list>
      <text:p text:style-name="Standard"/>
      <text:p text:style-name="Standard">version 3.4.9</text:p>
      <text:list xml:id="list4123593187907125347" text:style-name="L52">
        <text:list-item>
          <text:p text:style-name="P60">Added some explanatory language to the “Excel report” section regarding the proper interpretation of the 'false positive probability' number.<text:line-break/></text:p>
        </text:list-item>
      </text:list>
      <text:p text:style-name="Standard">version 3.4.8</text:p>
      <text:list xml:id="list3333617895364426036" text:style-name="L53">
        <text:list-item>
          <text:p text:style-name="P61"><text:soft-page-break/>This version deals more realistically with high magDrop lightcurves by defining a 'limiting magDrop' as: <text:line-break/><text:line-break/><text:tab/>limMagDrop = 2.5 * log10( B / std(A) ) <text:line-break/><text:line-break/><text:tab/>std(A) is the noise level of A.</text:p>
          <text:p text:style-name="P61"><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2286793093263337259" text:style-name="L54">
        <text:list-item>
          <text:p text:style-name="P62">Automatically loads the correct version of Adv2<text:line-break/></text:p>
        </text:list-item>
      </text:list>
      <text:p text:style-name="Standard">version 3.4.6</text:p>
      <text:list xml:id="list2348932775082564279" text:style-name="L55">
        <text:list-item>
          <text:p text:style-name="P63">Adds AAV Version 2 file as a type that can be read (important when Do OCR check is enabled)</text:p>
        </text:list-item>
      </text:list>
      <text:p text:style-name="Standard"/>
      <text:p text:style-name="Standard">version 3.4.5</text:p>
      <text:list xml:id="list2131424074588241986" text:style-name="L56">
        <text:list-item>
          <text:p text:style-name="P64">Fixes block integration which was failing when more than 4 lightcurves were being processed.<text:line-break/></text:p>
        </text:list-item>
        <text:list-item>
          <text:p text:style-name="P64">Made use diff and Do OCR checkboxes sticky.<text:line-break/></text:p>
        </text:list-item>
      </text:list>
      <text:p text:style-name="Standard">version 3.4.4</text:p>
      <text:list xml:id="list8809823554315307117" text:style-name="L57">
        <text:list-item>
          <text:p text:style-name="P65">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text:soft-page-break/>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7161195599116418807" text:style-name="L58">
        <text:list-item>
          <text:p text:style-name="P66">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4570475210212602668" text:style-name="L59">
        <text:list-item>
          <text:p text:style-name="P67">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4732845932720249550" text:style-name="L60">
        <text:list-item>
          <text:p text:style-name="P68">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68">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68">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6473035600543288007" text:style-name="L61">
        <text:list-item>
          <text:p text:style-name="P69">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text:soft-pag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8551969829980514635" text:style-name="L62">
        <text:list-item>
          <text:p text:style-name="P70">Automatically installs cv2 if not already present. <text:s/>This package is needed for the new frame view feature.<text:line-break/></text:p>
        </text:list-item>
      </text:list>
      <text:p text:style-name="Standard">version 3.3.8</text:p>
      <text:list xml:id="list5661031571202122210" text:style-name="L63">
        <text:list-item>
          <text:p text:style-name="P71">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8795823015140486424" text:style-name="L64">
        <text:list-item>
          <text:p text:style-name="P72">A new button (View frame) with an associated spinner for entry of a frame number has been added:</text:p>
          <text:p text:style-name="P72"/>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entry</text:span> for the D and R frame entries found by viewing the relevant frames and entering the correct times in the Manual timestamp dialog.</text:p>
      <text:p text:style-name="P7">It should be noted that the manual timestamp entry can be performed even when <text:soft-page-break/>timestamps were already present in the file --- your manual entries will cause all the timestamps to be recalculated.</text:p>
      <text:p text:style-name="P4"/>
      <text:p text:style-name="Standard">version 3.3.5:</text:p>
      <text:list xml:id="list7648720716765110457" text:style-name="L65">
        <text:list-item>
          <text:p text:style-name="P73">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6807750644566757435" text:style-name="L66">
        <text:list-item>
          <text:p text:style-name="P74">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1389945827169014430" text:style-name="L67">
        <text:list-item>
          <text:p text:style-name="P75">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4006103786558817577" text:style-name="L68">
        <text:list-item>
          <text:p text:style-name="P76">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2255378438563629387" text:style-name="L69">
        <text:list-item>
          <text:p text:style-name="P77">Changed main plot so that the scroll wheel only zooms the x axis.</text:p>
        </text:list-item>
        <text:list-item>
          <text:p text:style-name="P77">Changed lightcurve plot so that it conforms properly to 'start-of-exposure'.<text:line-break/></text:p>
        </text:list-item>
      </text:list>
      <text:p text:style-name="Standard">version 3.2.8</text:p>
      <text:list xml:id="list1253460050645777826" text:style-name="L70">
        <text:list-item>
          <text:p text:style-name="P78">Changed font size in help files --- it was fine for Mac but too big for Win10<text:line-break/></text:p>
        </text:list-item>
      </text:list>
      <text:p text:style-name="Standard">version 3.2.7</text:p>
      <text:list xml:id="list1383677010761297338" text:style-name="L71">
        <text:list-item>
          <text:p text:style-name="P79">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6469770216164911670" text:style-name="L72">
        <text:list-item>
          <text:p text:style-name="P80"><text:soft-page-break/>This is a 'cosmetic' release --- there should be NO detectable differences from version 3.2.5 in terms of functionality.</text:p>
        </text:list-item>
        <text:list-item>
          <text:p text:style-name="P80">All python files were brought into compliance with PEP 8 coding standards. <text:s/>Only I care about that.</text:p>
        </text:list-item>
        <text:list-item>
          <text:p text:style-name="P80">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80">All this 'cosmetic' work is in preparation for working on PyOTE issues again.<text:line-break/> </text:p>
        </text:list-item>
      </text:list>
      <text:p text:style-name="Standard">version 3.2.5</text:p>
      <text:list xml:id="list5420748133104062872" text:style-name="L73">
        <text:list-item>
          <text:p text:style-name="P81">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7565872506601210572" text:style-name="L74">
        <text:list-item>
          <text:p text:style-name="P82">Modified the test for newer version to accommodate the different strings returned by pip 18.1 and pip 19.0+</text:p>
        </text:list-item>
        <text:list-item>
          <text:p text:style-name="P82">Added ability to invoke PyOTE from PyMovie with an externally supplied csv file that is automatically opened.<text:line-break/></text:p>
        </text:list-item>
      </text:list>
      <text:p text:style-name="Standard">version 3.2.3</text:p>
      <text:list xml:id="list4092136556382979367" text:style-name="L75">
        <text:list-item>
          <text:p text:style-name="P83">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83">Added support for the PyMovie csv format<text:line-break/></text:p>
        </text:list-item>
      </text:list>
      <text:p text:style-name="Standard">version 3.2.1</text:p>
      <text:list xml:id="list3104091313671507079" text:style-name="L76">
        <text:list-item>
          <text:p text:style-name="P84">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7432270616619718556" text:style-name="L77">
        <text:list-item>
          <text:p text:style-name="P85">Changed GUI to better align text on min max edit boxes to avoid confusion.<text:line-break/></text:p>
        </text:list-item>
      </text:list>
      <text:p text:style-name="Standard"><text:soft-page-break/>version 3.1.9</text:p>
      <text:list xml:id="list3424971144021761396" text:style-name="L78">
        <text:list-item>
          <text:p text:style-name="P86">Fixed a bug in the test for a min/max solution search being constrained by a too large min value.<text:line-break/></text:p>
        </text:list-item>
      </text:list>
      <text:p text:style-name="Standard">version 3.1.8</text:p>
      <text:list xml:id="list958290383299291269" text:style-name="L79">
        <text:list-item>
          <text:p text:style-name="P87">version 3.1.7 was released without an updated version history. <text:s/>Here is what was changed in 3.1.7:<text:line-break/></text:p>
        </text:list-item>
        <text:list-item>
          <text:p text:style-name="P87">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8307805213738253833" text:style-name="L80">
        <text:list-item>
          <text:p text:style-name="P88">Values entered in the Manual Timestamp Entry dialog box are now 'sticky', thus making corrections easy to do without requiring re-entry of all data. </text:p>
          <text:p text:style-name="P88"><text:line-break/>Also trapped is the case where a user has entered a custom frame time but failed to click the radio button indicating that it is to be used.<text:line-break/></text:p>
        </text:list-item>
      </text:list>
      <text:p text:style-name="Standard">version 3.1.5:</text:p>
      <text:list xml:id="list1900694681651022056" text:style-name="L81">
        <text:list-item>
          <text:p text:style-name="P89">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7242445136024458177" text:style-name="L82">
        <text:list-item>
          <text:p text:style-name="P90">Fixed error in new dropped reading detection logic when light curve was processed in field mode.<text:line-break/></text:p>
        </text:list-item>
        <text:list-item>
          <text:p text:style-name="P90">Cleaned up some language in tooltips.<text:line-break/></text:p>
        </text:list-item>
      </text:list>
      <text:p text:style-name="Standard">version 3.1.3:</text:p>
      <text:list xml:id="list1408302937085338544" text:style-name="L83">
        <text:list-item>
          <text:p text:style-name="P91">Expanded manual timestamp preset time deltas to include NTSC and PAL field times. <text:s/>Also added ability to evaluate numeric expressions entered in the <text:soft-page-break/>'Custom time' box: now you can type <text:s/>1.001/60.0 <text:s/>in that box if you wish.<text:line-break/></text:p>
        </text:list-item>
        <text:list-item>
          <text:p text:style-name="P91">Eliminated the 'entry num' column in the data matrix at the lower left of the GUI. The 'entry num' is unused and a possible source of confusion with the frame or field number for the unwary.<text:line-break/></text:p>
        </text:list-item>
        <text:list-item>
          <text:p text:style-name="P91">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8872448879192247692" text:style-name="L84">
        <text:list-item>
          <text:p text:style-name="P92">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1416926304687813774" text:style-name="L85">
        <text:list-item>
          <text:p text:style-name="P93">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93">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93">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5215595715867470773" text:style-name="L86">
        <text:list-item>
          <text:p text:style-name="P94">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414645181234617835" text:style-name="L87">
        <text:list-item>
          <text:p text:style-name="P95">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text:soft-page-break/>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7445680218605331001" text:style-name="L88">
        <text:list-item>
          <text:p text:style-name="P96">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8971043613357595964" text:style-name="L89">
        <text:list-item>
          <text:p text:style-name="P97">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337808816518645039" text:style-name="L90">
        <text:list-item>
          <text:p text:style-name="P98">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7667820647636392931" text:style-name="L91">
        <text:list-item>
          <text:p text:style-name="P99">Disable the Accept integration button when user overrides an automatic block analysis with a manual block selection followed by a click on the Block integrate button.<text:line-break/></text:p>
        </text:list-item>
      </text:list>
      <text:p text:style-name="Standard">version 2.1.4:</text:p>
      <text:list xml:id="list3839667586603477145" text:style-name="L92">
        <text:list-item>
          <text:p text:style-name="P100">Corrected a bug that kept manual selection of block integration from being performed after a refusal to accept the automatic block analysis results.<text:line-break/></text:p>
        </text:list-item>
      </text:list>
      <text:p text:style-name="Standard">version 2.1.3:</text:p>
      <text:list xml:id="list4563503423046277235" text:style-name="L93">
        <text:list-item>
          <text:p text:style-name="P101">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265191396290619542" text:style-name="L94">
        <text:list-item>
          <text:p text:style-name="P102">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9052889399986581342" text:style-name="L95">
        <text:list-item>
          <text:p text:style-name="P103">Added progress bar tracking of block integration analysis because it can take an <text:soft-page-break/>extended amount of time to complete the analysis when the light curve has many points.<text:line-break/></text:p>
        </text:list-item>
      </text:list>
      <text:p text:style-name="Standard">version 2.1.0</text:p>
      <text:list xml:id="list2961015785826821014" text:style-name="L96">
        <text:list-item>
          <text:p text:style-name="P104">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2329039608237040068" text:style-name="L97">
        <text:list-item>
          <text:p text:style-name="P105">Made the selection of Tooltip display 'sticky'</text:p>
        </text:list-item>
        <text:list-item>
          <text:p text:style-name="P105">Duration calculation when D and R span midnight now handled correctly</text:p>
        </text:list-item>
      </text:list>
      <text:p text:style-name="Standard"/>
      <text:p text:style-name="Standard">version 2.0.8</text:p>
      <text:list xml:id="list8037047256657814637" text:style-name="L98">
        <text:list-item>
          <text:p text:style-name="P106">toolTips changed to invoke and display in a custom dialog box that can be moved and resized to better accommodate legacy displays</text:p>
        </text:list-item>
        <text:list-item>
          <text:p text:style-name="P106">Calc flash timing calculation fixed to properly deal with the non-integer frame numbers that can result from field processed csv files</text:p>
        </text:list-item>
        <text:list-item>
          <text:p text:style-name="P106">Flash timing has been verified to work with integrated light curves</text:p>
        </text:list-item>
        <text:list-item>
          <text:p text:style-name="P106">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7599616466609795839" text:style-name="L99">
        <text:list-item>
          <text:p text:style-name="P107">Adds a button to calculate the edge position of an LED timing flash.</text:p>
        </text:list-item>
        <text:list-item>
          <text:p text:style-name="P107">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07">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107">Adds a checkbox to force manual entry of timestamp info. <text:s/>This is useful when OCR on a VTI timed light curve has catastrophic errors. <text:s/>It is always employed when using LED flash timing.</text:p>
        </text:list-item>
      </text:list>
      <text:list xml:id="list807143219536114904" text:style-name="L100">
        <text:list-item>
          <text:p text:style-name="P108">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4533196417123923993" text:style-name="L101">
        <text:list-item>
          <text:p text:style-name="P109">Added additional instruction in the popup that appears when no timestamps are <text:soft-page-break/>found in the csv file. This will give casual users additional guidance and clarification for the manual timestamp entry process.<text:line-break/></text:p>
        </text:list-item>
      </text:list>
      <text:p text:style-name="Standard">version 2.0.5</text:p>
      <text:list xml:id="list7597153076965441562" text:style-name="L102">
        <text:list-item>
          <text:p text:style-name="P110">files generated by pyote now contain PYOTE in the filename.<text:line-break/></text:p>
        </text:list-item>
        <text:list-item>
          <text:p text:style-name="P110">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3781129882046840716" text:style-name="L103">
        <text:list-item>
          <text:p text:style-name="P111">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4237445542098379968" text:style-name="L104">
        <text:list-item>
          <text:p text:style-name="P112">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5510536135933222412" text:style-name="L105">
        <text:list-item>
          <text:p text:style-name="P113">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2846444056581940109" text:style-name="L106">
        <text:list-item>
          <text:p text:style-name="P114">improved handling of D and R region selection so that one cannot enter an invalid configuration --- automatic corrections/changes are applied.<text:line-break/></text:p>
        </text:list-item>
        <text:list-item>
          <text:p text:style-name="P114">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14">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6742809700296370368" text:style-name="L107">
        <text:list-item>
          <text:p text:style-name="P115">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text:soft-page-break/>version 1.46</text:p>
      <text:list xml:id="list2809086512142071191" text:style-name="L108">
        <text:list-item>
          <text:p text:style-name="P116">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16">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7773568314371757161" text:style-name="L109">
        <text:list-item>
          <text:p text:style-name="P117">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8895373096228033073" text:style-name="L110">
        <text:list-item>
          <text:p text:style-name="P118"><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18">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18">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18">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5608417520641536192" text:style-name="L111">
        <text:list-item>
          <text:p text:style-name="P120">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1-11-17T14:23:48</dc:date>
    <meta:editing-cycles>148</meta:editing-cycles>
    <meta:editing-duration>P1DT23M9S</meta:editing-duration>
    <dc:creator>Robert Anderson</dc:creator>
    <meta:document-statistic meta:table-count="0" meta:image-count="3" meta:object-count="0" meta:page-count="21" meta:paragraph-count="290" meta:word-count="7977" meta:character-count="46554"/>
    <meta:template xlink:type="simple" xlink:actuate="onRequest" xlink:title="" xlink:href="Normal"/>
  </office:meta>
</office:document-meta>
</file>